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Q1</text:span></text:p>
      <text:p text:style-name="P1"><text:span text:style-name="T1">Set: Set is a data type in python, which we use to store without duplication</text:span></text:p>
      <text:p text:style-name="P1"><text:span text:style-name="T1">example: a = {1, 2, 3}</text:span></text:p>
      <text:p text:style-name="P1"><text:span text:style-name="T1">Tuple: It is used to store data in order which are also unchangeable</text:span></text:p>
      <text:p text:style-name="P1"><text:span text:style-name="T1">example: a = (1, 2, 3, 'a', 'b')</text:span></text:p>
      <text:p text:style-name="P1"><text:span text:style-name="T1">Q2</text:span></text:p>
      <text:p text:style-name="P1"><text:span text:style-name="T1">Dictionary: It is used to store data in form of keys and values</text:span></text:p>
      <text:p text:style-name="P1"><text:span text:style-name="T1">example: a = {"name": "Ali", "Gender": "male"}</text:span></text:p>
      <text:p text:style-name="P1"><text:span text:style-name="T1">List: It is used to create a list of item which can be accessed or can be change by the index.</text:span></text:p>
      <text:p text:style-name="P1"><text:span text:style-name="T1">example: a = [1, 2, 3, 4, 5]</text:span></text:p>
      <text:p text:style-name="P1"><text:span text:style-name="T1">Q3</text:span></text:p>
      <text:p text:style-name="P1"><text:span text:style-name="T1">set items are unchangeable means that as in list we can access its value and change it with any value with the help of its index</text:span></text:p>
      <text:p text:style-name="P1"><text:span text:style-name="T1">Q4</text:span></text:p>
      <text:p text:style-name="P1"><text:span text:style-name="T1">y = {"Name": "Ali"}</text:span></text:p>
      <text:p text:style-name="P1"><text:span text:style-name="T1">Q5</text:span></text:p>
      <text:p text:style-name="P1"><text:span text:style-name="T1">This type of collection is known as set and we cannot insert value "Apple" in it because it is in the set .</text:span></text:p>
      <text:p text:style-name="P1"><text:span text:style-name="T1">Q6</text:span></text:p>
      <text:p text:style-name="P1"><text:span text:style-name="T1">[35, 24]</text:span></text:p>
      <text:p text:style-name="P1"><text:span text:style-name="T1">Q7</text:span></text:p>
      <text:p text:style-name="P1"><text:span text:style-name="T1">"yesyesyesyesyes"</text:span></text:p>
      <text:p text:style-name="P1"><text:span text:style-name="T1">Q8</text:span></text:p>
      <text:p text:style-name="P1"><text:span text:style-name="T1">a.sort()</text:span></text:p>
      <text:p text:style-name="P1"><text:span text:style-name="T1">Q9</text:span></text:p>
      <text:p text:style-name="P1"><text:span text:style-name="T1">collection1 is list</text:span></text:p>
      <text:p text:style-name="P1"><text:span text:style-name="T1">collection2 is tuple</text:span></text:p>
      <text:p text:style-name="P1"><text:span text:style-name="T1">Q10</text:span></text:p>
      <text:p text:style-name="P1"><text:span text:style-name="T1">d = dict(person)</text:span></text:p>
      <text:p text:style-name="P1"><text:span text:style-name="T1">Q11</text:span></text:p>
      <text:p text:style-name="P1"><text:span text:style-name="T1">these methods are belongs to Dictionary</text:span></text:p>
      <text:p text:style-name="P1"><text:span text:style-name="T1">setdefault(): this function is used to set a default value for all the items in a dictionary</text:span></text:p>
      <text:p text:style-name="P1"><text:span text:style-name="T1">get(): It is used to get the value by the given item name from the dictionary</text:span></text:p>
      <text:p text:style-name="P1"><text:span text:style-name="T1">update(): It is used to update an item and its value in the dictionary</text:span></text:p>
      <text:p text:style-name="P1"><text:span text:style-name="T1">Q12</text:span></text:p>
      <text:p text:style-name="P1"><text:span text:style-name="T1">these methods also belongs to Dictionary </text:span></text:p>
      <text:p text:style-name="P1"><text:span text:style-name="T1">keys(): Key is used to get all keys</text:span></text:p>
      <text:p text:style-name="P1"><text:span text:style-name="T1">values(): Values is use to get all values</text:span></text:p>
      <text:p text:style-name="P1"><text:span text:style-name="T1">item(): Item is used to get all items</text:span></text:p>
      <text:p text:style-name="P1"><text:span text:style-name="T1">Q13</text:span></text:p>
      <text:p text:style-name="P1"><text:span text:style-name="T1"/></text:p>
      <text:p text:style-name="P1"><text:span text:style-name="T1">Q14 </text:span></text:p>
      <text:p text:style-name="P1"><text:span text:style-name="T1">a =<text:s text:c="2"/>"python"</text:span></text:p>
      <text:p text:style-name="P1"><text:span text:style-name="T1">b = "python"</text:span></text:p>
      <text:p text:style-name="P1"><text:span text:style-name="T1">c = "None or False"</text:span></text:p>
      <text:p text:style-name="P1"><text:span text:style-name="T1">d = True</text:span></text:p>
      <text:p text:style-name="P1"><text:span text:style-name="T1">e = False</text:span></text:p>
      <text:p text:style-name="P1"><text:span text:style-name="T1">Q15</text:span></text:p>
      <text:p text:style-name="P1"><text:span text:style-name="T1">a.reverse()</text:span></text:p>
      <text:p text:style-name="P1"><text:span text:style-name="T1">Q16</text:span></text:p>
      <text:p text:style-name="P1"><text:span text:style-name="T1">"bad data"</text:span></text:p>
      <text:p text:style-name="P1"><text:span text:style-name="T1">Q17</text:span></text:p>
      <text:p text:style-name="P1"><text:span text:style-name="T1">yes, we can return</text:span></text:p>
      <text:p text:style-name="P1"><text:span text:style-name="T1">def person()</text:span></text:p>
      <text:p text:style-name="P1"><text:span text:style-name="T1">{</text:span></text:p>
      <text:p text:style-name="P1"><text:span text:style-name="T1"><text:tab/>a = input("Age : ")</text:span></text:p>
      <text:p text:style-name="P1"><text:span text:style-name="T1"><text:tab/>b = input("Name : ")</text:span></text:p>
      <text:p text:style-name="P1"><text:span text:style-name="T1"><text:tab/>return a, b</text:span></text:p>
      <text:p text:style-name="P1"><text:span text:style-name="T1">}</text:span></text:p>
      <text:p text:style-name="P1"><text:span text:style-name="T1">Q18</text:span></text:p>
      <text:p text:style-name="P1"><text:span text:style-name="T1">shallow copy :<text:s text:c="2"/>give assign its address</text:span></text:p>
      <text:p text:style-name="P1"><text:span text:style-name="T1">example:</text:span></text:p>
      <text:p text:style-name="P1"><text:span text:style-name="T1">deep copy : it assign values</text:span></text:p>
      <text:p text:style-name="P1"><text:span text:style-name="T1">example:</text:span></text:p>
      <text:p text:style-name="P1"><text:span text:style-name="T1">Q19</text:span></text:p>
      <text:p text:style-name="P1"><text:span text:style-name="T1">a = {1, 4, 5, (9, 8, 7)}</text:span></text:p>
      <text:p text:style-name="P1"><text:span text:style-name="T1">Q20</text:span></text:p>
      <text:p text:style-name="P1"><text:span text:style-name="T1">a = {1, 4, 5, [9, 8, 7]}</text:span></text:p>
      <text:p text:style-name="P1"><text:span text:style-name="T1">Q21</text:span></text:p>
      <text:p text:style-name="P1"><text:span text:style-name="T1">a = "asd"</text:span></text:p>
      <text:p text:style-name="P1"><text:span text:style-name="T1">b = "fgh"</text:span></text:p>
      <text:p text:style-name="P1"><text:span text:style-name="T1">c = a + b</text:span></text:p>
      <text:p text:style-name="P1"><text:span text:style-name="T1">Q22</text:span></text:p>
      <text:p text:style-name="P1"><text:span text:style-name="T1">555, 444, 555</text:span></text:p>
      <text:p text:style-name="P1"><text:span text:style-name="T1">Q22</text:span></text:p>
      <text:p text:style-name="P1"><text:span text:style-name="T1">Namespaces :</text:span></text:p>
      <text:p text:style-name="P1"><text:span text:style-name="T1">Q23</text:span></text:p>
      <text:p text:style-name="P1"><text:span text:style-name="T1">Decorators: It is started with @. And used to change the functionality in OOP.</text:span></text:p>
      <text:p text:style-name="P1"><text:span text:style-name="T1">Q24</text:span></text:p>
      <text:p text:style-name="P1"><text:span text:style-name="T1">Slicing : it is used to get value from a specific range. ' :<text:s text:c="2"/>' is used for slicing. </text:span></text:p>
      <text:p text:style-name="P1"><text:span text:style-name="T1">Q25</text:span></text:p>
      <text:p text:style-name="P1"><text:span text:style-name="T1">Generators: It is used to genrate no. it return it with yiel</text:span></text:p>
      <text:p text:style-name="P1"><text:span text:style-name="T1">Q26</text:span></text:p>
      <text:p text:style-name="P1"><text:span text:style-name="T1">y = [word.capitalize() for word in names]</text:span></text:p>
      <text:p text:style-name="P1"><text:span text:style-name="T1">Q27</text:span></text:p>
      <text:p text:style-name="P1"><text:span text:style-name="T1">print("B" if b != '' else "Null")</text:span></text:p>
      <text:p text:style-name="P1"><text:span text:style-name="T1">Q28</text:span></text:p>
      <text:p text:style-name="P1"><text:span text:style-name="T1">a = [int(n) for n in (numbers)]</text:span></text:p>
      <text:p text:style-name="P1"><text:span text:style-name="T1">Q28</text:span></text:p>
      <text:p text:style-name="P1"><text:span text:style-name="T1"/></text:p>
      <text:p text:style-name="P1"><text:span text:style-name="T1">Q29</text:span></text:p>
      <text:p text:style-name="P1"><text:span text:style-name="T1"/></text:p>
      <text:p text:style-name="P1"><text:span text:style-name="T1">Q30</text:span></text:p>
      <text:p text:style-name="P1"><text:span text:style-name="T1">def Empty():</text:span></text:p>
      <text:p text:style-name="P1"><text:span text:style-name="T1"><text:tab/>pass</text:span></text:p>
      <text:p text:style-name="P1"><text:span text:style-name="T1">Q31</text:span></text:p>
      <text:p text:style-name="P1"><text:span text:style-name="T1">list = ['abcd', 786, 2.23, 'Pakistan', 'abcd', 786, 2.23, 'Pakistan']</text:span></text:p>
      <text:p text:style-name="P1"><text:span text:style-name="T1">Q32</text:span></text:p>
      <text:p text:style-name="P1"><text:span text:style-name="T1">a = [x * 10 for x in range(1, 11)]</text:span></text:p>
      <text:p text:style-name="P1"><text:span text:style-name="T1">Q33</text:span></text:p>
      <text:p text:style-name="P1"><text:span text:style-name="T1">l = list(d.keys())</text:span></text:p>
      <text:p text:style-name="P1"><text:span text:style-name="T1">Q34</text:span></text:p>
      <text:p text:style-name="P1"><text:span text:style-name="T1"/></text:p>
      <text:p text:style-name="P1"><text:span text:style-name="T1">Q35</text:span></text:p>
      <text:p text:style-name="P1"><text:span text:style-name="T1">list1.extand(list2)</text:span></text:p>
      <text:p text:style-name="P1"><text:span text:style-name="T1">Q36</text:span></text:p>
      <text:p text:style-name="P1"><text:span text:style-name="T1">a = list(string)</text:span></text:p>
      <text:p text:style-name="P1"><text:span text:style-name="T1">Q37</text:span></text:p>
      <text:p text:style-name="P1"><text:span text:style-name="T1">str = str.join(list)</text:span></text:p>
      <text:p text:style-name="P1"><text:span text:style-name="T1">Q38</text:span></text:p>
      <text:p text:style-name="P1"><text:span text:style-name="T1">no = [n for n in range(1, 101)]</text:span></text:p>
      <text:p text:style-name="P1"><text:span text:style-name="T1">s = ["Even" if n % 2 == 0 else "Odd" for n in no]</text:span></text:p>
      <text:p text:style-name="P1"><text:span text:style-name="T1">print(s)</text:span></text:p>
      <text:p text:style-name="P1"><text:span text:style-name="T1">Q39</text:span></text:p>
      <text:p text:style-name="P1"><text:span text:style-name="T1">Append: It append a single no. in the list.</text:span></text:p>
      <text:p text:style-name="P1"><text:span text:style-name="T1">Extend: It can extendes multiple no. in the list.</text:span></text:p>
      <text:p text:style-name="P1"><text:span text:style-name="T1">Q40</text:span></text:p>
      <text:p text:style-name="P1"><text:span text:style-name="T1">Remove(): it removes the no. from the list but doesn't display it.</text:span></text:p>
      <text:p text:style-name="P1"><text:span text:style-name="T1">Pop(): It removes the last no. from the list and also display it on the screen. 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